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Titre1" style:family="paragraph">
      <style:text-properties style:font-name="Arial" style:font-name-complex="Arial" fo:font-size="11pt" style:font-size-asian="11pt" style:font-size-complex="11pt"/>
    </style:style>
    <style:style style:name="P3" style:parent-style-name="Normal" style:family="paragraph">
      <style:paragraph-properties fo:text-indent="0.4916in"/>
      <style:text-properties style:font-name="Arial" style:font-name-complex="Arial"/>
    </style:style>
    <style:style style:name="P4" style:parent-style-name="Normal" style:family="paragraph">
      <style:paragraph-properties fo:text-indent="0.4916in"/>
      <style:text-properties style:font-name="Arial" style:font-name-complex="Arial"/>
    </style:style>
    <style:style style:name="P5" style:parent-style-name="Normal" style:family="paragraph">
      <style:paragraph-properties fo:text-indent="0.4916in"/>
      <style:text-properties style:font-name="Arial" style:font-name-complex="Arial"/>
    </style:style>
    <style:style style:name="P6" style:parent-style-name="Normal" style:family="paragraph">
      <style:paragraph-properties fo:text-indent="0.4916in"/>
      <style:text-properties style:font-name="Arial" style:font-name-complex="Arial"/>
    </style:style>
    <style:style style:name="P7" style:parent-style-name="Normal" style:family="paragraph">
      <style:paragraph-properties fo:text-indent="0.4916in"/>
      <style:text-properties style:font-name="Arial" style:font-name-complex="Arial"/>
    </style:style>
    <style:style style:name="P8" style:parent-style-name="Normal" style:family="paragraph">
      <style:paragraph-properties fo:text-indent="0.4916in"/>
      <style:text-properties style:font-name="Arial" style:font-name-complex="Arial"/>
    </style:style>
    <style:style style:name="P9" style:parent-style-name="Normal" style:family="paragraph">
      <style:paragraph-properties fo:text-indent="0.4916in"/>
      <style:text-properties style:font-name="Arial" style:font-name-complex="Arial"/>
    </style:style>
    <style:style style:name="P10" style:parent-style-name="Normal" style:family="paragraph">
      <style:paragraph-properties fo:text-indent="0.4916in"/>
    </style:style>
    <style:style style:name="T11" style:parent-style-name="Policepardéfaut" style:family="text">
      <style:text-properties style:font-name="Arial" style:font-name-complex="Arial"/>
    </style:style>
    <style:style style:name="T12" style:parent-style-name="Policepardéfaut" style:family="text">
      <style:text-properties style:font-name="Arial" style:font-name-complex="Arial"/>
    </style:style>
    <style:style style:name="T13" style:parent-style-name="Policepardéfaut" style:family="text">
      <style:text-properties style:font-name="Courier New" style:font-name-complex="Courier New"/>
    </style:style>
    <style:style style:name="T14" style:parent-style-name="Policepardéfaut" style:family="text">
      <style:text-properties style:font-name="Arial" style:font-name-complex="Arial"/>
    </style:style>
    <style:style style:name="P15" style:parent-style-name="Normal" style:family="paragraph">
      <style:paragraph-properties fo:text-indent="0.4916in"/>
      <style:text-properties style:font-name="Arial" style:font-name-complex="Arial"/>
    </style:style>
    <style:style style:name="P16" style:parent-style-name="Normal" style:family="paragraph">
      <style:paragraph-properties fo:text-indent="0.4916in"/>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style:style>
    <style:style style:name="T19" style:parent-style-name="Policepardéfaut" style:family="text">
      <style:text-properties style:font-name="Courier New" style:font-name-complex="Courier New"/>
    </style:style>
    <style:style style:name="T20" style:parent-style-name="Policepardéfaut" style:family="text">
      <style:text-properties style:font-name="Arial" style:font-name-complex="Arial"/>
    </style:style>
    <style:style style:name="P21" style:parent-style-name="Normal" style:family="paragraph">
      <style:paragraph-properties fo:text-indent="0.4916in"/>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Courier New" style:font-name-complex="Courier New"/>
    </style:style>
    <style:style style:name="T25" style:parent-style-name="Policepardéfaut" style:family="text">
      <style:text-properties style:font-name="Arial" style:font-name-complex="Arial"/>
    </style:style>
    <style:style style:name="T26" style:parent-style-name="Policepardéfaut" style:family="text">
      <style:text-properties style:font-name="Courier New" style:font-name-complex="Courier New"/>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style>
    <style:style style:name="P29" style:parent-style-name="Normal" style:family="paragraph">
      <style:paragraph-properties fo:text-indent="0.4916in"/>
      <style:text-properties style:font-name="Arial" style:font-name-complex="Arial"/>
    </style:style>
    <style:style style:name="P30" style:parent-style-name="Normal" style:family="paragraph">
      <style:paragraph-properties fo:text-indent="0.4916in"/>
      <style:text-properties style:font-name="Arial" style:font-name-complex="Arial"/>
    </style:style>
    <style:style style:name="P31" style:parent-style-name="Normal" style:family="paragraph">
      <style:paragraph-properties fo:text-indent="0.4916in"/>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Courier New" style:font-name-complex="Courier New"/>
    </style:style>
    <style:style style:name="T35" style:parent-style-name="Policepardéfaut" style:family="text">
      <style:text-properties style:font-name="Arial" style:font-name-complex="Arial"/>
    </style:style>
    <style:style style:name="P36" style:parent-style-name="Normal" style:family="paragraph">
      <style:paragraph-properties fo:text-indent="0.4916in"/>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Courier New" style:font-name-complex="Courier New"/>
    </style:style>
    <style:style style:name="T41" style:parent-style-name="Policepardéfaut" style:family="text">
      <style:text-properties style:font-name="Arial" style:font-name-complex="Arial"/>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style:style>
    <style:style style:name="P45" style:parent-style-name="Normal" style:family="paragraph">
      <style:paragraph-properties fo:text-indent="0.4916in"/>
      <style:text-properties style:font-name="Arial" style:font-name-complex="Arial"/>
    </style:style>
    <style:style style:name="P46" style:parent-style-name="Normal" style:family="paragraph">
      <style:paragraph-properties fo:text-indent="0.4916in"/>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style>
    <style:style style:name="T49" style:parent-style-name="Policepardéfaut" style:family="text">
      <style:text-properties style:font-name="Arial" style:font-name-complex="Arial"/>
    </style:style>
    <style:style style:name="P50" style:parent-style-name="Normal" style:family="paragraph">
      <style:paragraph-properties fo:text-indent="0.4916in"/>
      <style:text-properties style:font-name="Arial" style:font-name-complex="Arial"/>
    </style:style>
    <style:style style:name="P51" style:parent-style-name="Normal" style:family="paragraph">
      <style:paragraph-properties fo:text-indent="0.4916in"/>
    </style:style>
    <style:style style:name="T52" style:parent-style-name="Policepardéfaut" style:family="text">
      <style:text-properties style:font-name="Arial" style:font-name-complex="Arial"/>
    </style:style>
    <style:style style:name="T53" style:parent-style-name="Policepardéfaut" style:family="text">
      <style:text-properties style:font-name="Courier New" style:font-name-complex="Courier New" fo:font-weight="bold" style:font-weight-asian="bold"/>
    </style:style>
    <style:style style:name="T54" style:parent-style-name="Policepardéfaut" style:family="text">
      <style:text-properties style:font-name="Arial" style:font-name-complex="Arial" fo:font-weight="bold" style:font-weight-asian="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fo:font-weight="bold" style:font-weight-asian="bold"/>
    </style:style>
    <style:style style:name="T57" style:parent-style-name="Policepardéfaut" style:family="text">
      <style:text-properties style:font-name="Arial" style:font-name-complex="Arial"/>
    </style:style>
    <style:style style:name="P58" style:parent-style-name="Normal" style:family="paragraph">
      <style:paragraph-properties fo:text-indent="0.4916in"/>
    </style:style>
    <style:style style:name="T59" style:parent-style-name="Policepardéfaut" style:family="text">
      <style:text-properties style:font-name="Arial" style:font-name-complex="Arial"/>
    </style:style>
    <style:style style:name="T60" style:parent-style-name="Policepardéfaut" style:family="text">
      <style:text-properties style:font-name="Courier New" style:font-name-complex="Courier New" fo:font-weight="bold" style:font-weight-asian="bold"/>
    </style:style>
    <style:style style:name="T61" style:parent-style-name="Policepardéfaut" style:family="text">
      <style:text-properties style:font-name="Arial" style:font-name-complex="Arial"/>
    </style:style>
    <style:style style:name="T62" style:parent-style-name="Policepardéfaut" style:family="text">
      <style:text-properties style:font-name="Courier New" style:font-name-complex="Courier New"/>
    </style:style>
    <style:style style:name="T63" style:parent-style-name="Policepardéfaut" style:family="text">
      <style:text-properties style:font-name="Arial" style:font-name-complex="Arial"/>
    </style:style>
    <style:style style:name="P64" style:parent-style-name="Normal" style:family="paragraph">
      <style:paragraph-properties fo:text-indent="0.4916in"/>
    </style:style>
    <style:style style:name="T65" style:parent-style-name="Policepardéfaut" style:family="text">
      <style:text-properties style:font-name="Arial" style:font-name-complex="Arial"/>
    </style:style>
    <style:style style:name="T66" style:parent-style-name="Policepardéfaut" style:family="text">
      <style:text-properties style:font-name="Courier New" style:font-name-complex="Courier New" fo:font-weight="bold" style:font-weight-asian="bold"/>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Courier New" style:font-name-complex="Courier New"/>
    </style:style>
    <style:style style:name="T70" style:parent-style-name="Policepardéfaut" style:family="text">
      <style:text-properties style:font-name="Arial" style:font-name-complex="Arial"/>
    </style:style>
    <style:style style:name="T71" style:parent-style-name="Policepardéfaut" style:family="text">
      <style:text-properties style:font-name="Courier New" style:font-name-complex="Courier New"/>
    </style:style>
    <style:style style:name="T72" style:parent-style-name="Policepardéfaut" style:family="text">
      <style:text-properties style:font-name="Arial" style:font-name-complex="Arial"/>
    </style:style>
    <style:style style:name="P73" style:parent-style-name="Normal" style:family="paragraph">
      <style:paragraph-properties fo:text-indent="0.4916in"/>
    </style:style>
    <style:style style:name="T74" style:parent-style-name="Policepardéfaut" style:family="text">
      <style:text-properties style:font-name="Arial" style:font-name-complex="Arial"/>
    </style:style>
    <style:style style:name="T75" style:parent-style-name="Policepardéfaut" style:family="text">
      <style:text-properties style:font-name="Courier New" style:font-name-complex="Courier New" fo:font-weight="bold" style:font-weight-asian="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Courier New" style:font-name-complex="Courier New"/>
    </style:style>
    <style:style style:name="P79" style:parent-style-name="Normal" style:family="paragraph">
      <style:paragraph-properties fo:text-indent="0.4916in"/>
    </style:style>
    <style:style style:name="T80" style:parent-style-name="Policepardéfaut" style:family="text">
      <style:text-properties style:font-name="Arial" style:font-name-complex="Arial"/>
    </style:style>
    <style:style style:name="T81" style:parent-style-name="Policepardéfaut" style:family="text">
      <style:text-properties style:font-name="Courier New" style:font-name-complex="Courier New" fo:font-weight="bold" style:font-weight-asian="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Courier New" style:font-name-complex="Courier New"/>
    </style:style>
    <style:style style:name="P85" style:parent-style-name="Normal" style:family="paragraph">
      <style:paragraph-properties fo:text-indent="0.4916in"/>
    </style:style>
    <style:style style:name="T86" style:parent-style-name="Policepardéfaut" style:family="text">
      <style:text-properties style:font-name="Arial" style:font-name-complex="Arial"/>
    </style:style>
    <style:style style:name="T87" style:parent-style-name="Policepardéfaut" style:family="text">
      <style:text-properties style:font-name="Courier New" style:font-name-complex="Courier New" fo:font-weight="bold" style:font-weight-asian="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P90" style:parent-style-name="Normal" style:family="paragraph">
      <style:paragraph-properties fo:text-indent="0.4916in"/>
      <style:text-properties style:font-name="Arial" style:font-name-complex="Arial"/>
    </style:style>
    <style:style style:name="P91" style:parent-style-name="Normal" style:family="paragraph">
      <style:paragraph-properties fo:text-indent="0.4916in"/>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fo:font-weight="bold" style:font-weight-asian="bold"/>
    </style:style>
    <style:style style:name="T94" style:parent-style-name="Policepardéfaut" style:family="text">
      <style:text-properties style:font-name="Arial" style:font-name-complex="Arial" fo:font-weight="bold" style:font-weight-asian="bold"/>
    </style:style>
    <style:style style:name="T95" style:parent-style-name="Policepardéfaut" style:family="text">
      <style:text-properties style:font-name="Arial" style:font-name-complex="Arial"/>
    </style:style>
    <style:style style:name="T96" style:parent-style-name="Policepardéfaut" style:family="text">
      <style:text-properties style:font-name="Courier New" style:font-name-complex="Courier New"/>
    </style:style>
    <style:style style:name="T97" style:parent-style-name="Policepardéfaut" style:family="text">
      <style:text-properties style:font-name="Arial" style:font-name-complex="Arial"/>
    </style:style>
    <style:style style:name="T98" style:parent-style-name="Policepardéfaut" style:family="text">
      <style:text-properties style:font-name="Courier New" style:font-name-complex="Courier New"/>
    </style:style>
    <style:style style:name="T99" style:parent-style-name="Policepardéfaut" style:family="text">
      <style:text-properties style:font-name="Arial" style:font-name-complex="Arial"/>
    </style:style>
    <style:style style:name="P100" style:parent-style-name="Normal" style:family="paragraph">
      <style:paragraph-properties fo:text-indent="0.4916in"/>
      <style:text-properties style:font-name="Arial" style:font-name-complex="Arial"/>
    </style:style>
    <style:style style:name="P101" style:parent-style-name="Titre1" style:family="paragraph">
      <style:text-properties style:font-name="Arial" style:font-name-complex="Arial"/>
    </style:style>
    <style:style style:name="P102" style:parent-style-name="Titre2" style:family="paragraph">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Courier New" style:font-name-complex="Courier New"/>
    </style:style>
    <style:style style:name="T106" style:parent-style-name="Policepardéfaut" style:family="text">
      <style:text-properties style:font-name="Arial" style:font-name-complex="Arial"/>
    </style:style>
    <style:style style:name="T107" style:parent-style-name="Policepardéfaut" style:family="text">
      <style:text-properties style:font-name="Courier New" style:font-name-complex="Courier New"/>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style>
    <style:style style:name="T110" style:parent-style-name="Policepardéfaut" style:family="text">
      <style:text-properties style:font-name="Courier New" style:font-name-complex="Courier New"/>
    </style:style>
    <style:style style:name="T111" style:parent-style-name="Policepardéfaut" style:family="text">
      <style:text-properties style:font-name="Arial" style:font-name-complex="Arial"/>
    </style:style>
    <style:style style:name="T112" style:parent-style-name="Policepardéfaut" style:family="text">
      <style:text-properties style:font-name="Courier New"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Courier New" style:font-name-complex="Courier New"/>
    </style:style>
    <style:style style:name="T115" style:parent-style-name="Policepardéfaut" style:family="text">
      <style:text-properties style:font-name="Arial" style:font-name-complex="Arial"/>
    </style:style>
    <style:style style:name="T116" style:parent-style-name="Policepardéfaut" style:family="text">
      <style:text-properties style:font-name="Courier New" style:font-name-complex="Courier New"/>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Courier New" style:font-name-complex="Courier New"/>
    </style:style>
    <style:style style:name="T120" style:parent-style-name="Policepardéfaut" style:family="text">
      <style:text-properties style:font-name="Arial" style:font-name-complex="Arial"/>
    </style:style>
    <style:style style:name="T121" style:parent-style-name="Policepardéfaut" style:family="text">
      <style:text-properties style:font-name="Courier New" style:font-name-complex="Courier New"/>
    </style:style>
    <style:style style:name="T122" style:parent-style-name="Policepardéfaut" style:family="text">
      <style:text-properties style:font-name="Arial" style:font-name-complex="Arial"/>
    </style:style>
    <style:style style:name="T123" style:parent-style-name="Policepardéfaut" style:family="text">
      <style:text-properties style:font-name="Courier New" style:font-name-complex="Courier New"/>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Courier New" style:font-name-complex="Arial"/>
    </style:style>
    <style:style style:name="P127" style:parent-style-name="Normal" style:family="paragraph">
      <style:paragraph-properties fo:text-indent="0.4916in"/>
      <style:text-properties style:font-name="Courier New" style:font-name-complex="Arial"/>
    </style:style>
    <style:style style:name="P128" style:parent-style-name="Normal" style:family="paragraph">
      <style:paragraph-properties fo:text-indent="0.4916in"/>
      <style:text-properties style:font-name="Courier New" style:font-name-complex="Arial"/>
    </style:style>
    <style:style style:name="P129" style:parent-style-name="Normal" style:family="paragraph">
      <style:paragraph-properties fo:text-indent="0.4916in"/>
      <style:text-properties style:font-name="Courier New" style:font-name-complex="Arial"/>
    </style:style>
    <style:style style:name="P130" style:parent-style-name="Normal" style:family="paragraph">
      <style:paragraph-properties fo:text-indent="0.4916in"/>
      <style:text-properties style:font-name="Courier New" style:font-name-complex="Arial"/>
    </style:style>
    <style:style style:name="P131" style:parent-style-name="Normal" style:family="paragraph">
      <style:paragraph-properties fo:text-indent="0.4916in"/>
      <style:text-properties style:font-name="Courier New" style:font-name-complex="Arial"/>
    </style:style>
    <style:style style:name="P132" style:parent-style-name="Normal" style:family="paragraph">
      <style:paragraph-properties fo:text-indent="0.4916in"/>
      <style:text-properties style:font-name="Courier New" style:font-name-complex="Arial"/>
    </style:style>
    <style:style style:name="P133" style:parent-style-name="Normal" style:family="paragraph">
      <style:paragraph-properties fo:text-indent="0.4916in"/>
      <style:text-properties style:font-name="Courier New" style:font-name-complex="Arial"/>
    </style:style>
    <style:style style:name="P134" style:parent-style-name="Normal" style:family="paragraph">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Courier New" style:font-name-complex="Courier New"/>
    </style:style>
    <style:style style:name="P137" style:parent-style-name="Normal" style:family="paragraph">
      <style:paragraph-properties fo:text-indent="0.4916in"/>
      <style:text-properties style:font-name="Courier New" style:font-name-complex="Arial"/>
    </style:style>
    <style:style style:name="P138" style:parent-style-name="Normal" style:family="paragraph">
      <style:paragraph-properties fo:text-indent="0.4916in"/>
      <style:text-properties style:font-name="Courier New" style:font-name-complex="Arial"/>
    </style:style>
    <style:style style:name="P139" style:parent-style-name="Normal" style:family="paragraph">
      <style:paragraph-properties fo:text-indent="0.4916in"/>
      <style:text-properties style:font-name="Courier New" style:font-name-complex="Arial"/>
    </style:style>
    <style:style style:name="P140" style:parent-style-name="Normal" style:family="paragraph">
      <style:paragraph-properties fo:text-indent="0.4916in"/>
      <style:text-properties style:font-name="Courier New" style:font-name-complex="Arial"/>
    </style:style>
    <style:style style:name="P141" style:parent-style-name="Normal" style:family="paragraph">
      <style:text-properties style:font-name="Courier New"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Courier New" style:font-name-complex="Arial"/>
    </style:style>
    <style:style style:name="T144" style:parent-style-name="Policepardéfaut" style:family="text">
      <style:text-properties style:font-name="Arial" style:font-name-complex="Arial"/>
    </style:style>
    <style:style style:name="P145" style:parent-style-name="Normal" style:family="paragraph">
      <style:text-properties style:font-name="Courier New" style:font-name-complex="Arial"/>
    </style:style>
    <style:style style:name="P146" style:parent-style-name="Normal" style:family="paragraph">
      <style:text-properties style:font-name="Courier New" style:font-name-complex="Arial"/>
    </style:style>
    <style:style style:name="P147" style:parent-style-name="Normal" style:family="paragraph">
      <style:text-properties style:font-name="Courier New"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Courier New"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Courier New" style:font-name-complex="Arial"/>
    </style:style>
    <style:style style:name="P152" style:parent-style-name="Normal" style:family="paragraph">
      <style:text-properties style:font-name="Courier New" style:font-name-complex="Arial"/>
    </style:style>
    <style:style style:name="P153" style:parent-style-name="Titre2" style:family="paragraph">
      <style:text-properties style:font-name="Arial" style:font-name-complex="Arial"/>
    </style:style>
    <style:style style:name="P154" style:parent-style-name="Normal" style:family="paragraph">
      <style:paragraph-properties fo:text-indent="0.4916in"/>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Courier New" style:font-name-complex="Courier New"/>
    </style:style>
    <style:style style:name="T157" style:parent-style-name="Policepardéfaut" style:family="text">
      <style:text-properties style:font-name="Arial" style:font-name-complex="Arial"/>
    </style:style>
    <style:style style:name="T158" style:parent-style-name="Policepardéfaut" style:family="text">
      <style:text-properties style:font-name="Courier New" style:font-name-complex="Courier New"/>
    </style:style>
    <style:style style:name="T159" style:parent-style-name="Policepardéfaut" style:family="text">
      <style:text-properties style:font-name="Arial" style:font-name-complex="Arial"/>
    </style:style>
    <style:style style:name="T160" style:parent-style-name="Policepardéfaut" style:family="text">
      <style:text-properties style:font-name="Courier New" style:font-name-complex="Courier New"/>
    </style:style>
    <style:style style:name="T161" style:parent-style-name="Policepardéfaut" style:family="text">
      <style:text-properties style:font-name="Arial" style:font-name-complex="Arial"/>
    </style:style>
    <style:style style:name="T162" style:parent-style-name="Policepardéfaut" style:family="text">
      <style:text-properties style:font-name="Courier New" style:font-name-complex="Courier New"/>
    </style:style>
    <style:style style:name="T163" style:parent-style-name="Policepardéfaut" style:family="text">
      <style:text-properties style:font-name="Arial" style:font-name-complex="Arial"/>
    </style:style>
    <style:style style:name="T164" style:parent-style-name="Policepardéfaut" style:family="text">
      <style:text-properties style:font-name="Courier New" style:font-name-complex="Courier New"/>
    </style:style>
    <style:style style:name="T165" style:parent-style-name="Policepardéfaut" style:family="text">
      <style:text-properties style:font-name="Arial" style:font-name-complex="Arial"/>
    </style:style>
    <style:style style:name="T166" style:parent-style-name="Policepardéfaut" style:family="text">
      <style:text-properties style:font-name="Courier New" style:font-name-complex="Courier New"/>
    </style:style>
    <style:style style:name="T167" style:parent-style-name="Policepardéfaut" style:family="text">
      <style:text-properties style:font-name="Arial" style:font-name-complex="Arial"/>
    </style:style>
    <style:style style:name="T168" style:parent-style-name="Policepardéfaut" style:family="text">
      <style:text-properties style:font-name="Courier New" style:font-name-complex="Courier New"/>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Courier New" style:font-name-complex="Arial"/>
    </style:style>
    <style:style style:name="T172" style:parent-style-name="Policepardéfaut" style:family="text">
      <style:text-properties style:font-name="Courier New" style:font-name-complex="Arial"/>
    </style:style>
    <style:style style:name="T173" style:parent-style-name="Policepardéfaut" style:family="text">
      <style:text-properties style:font-name="Arial" style:font-name-complex="Arial"/>
    </style:style>
    <style:style style:name="T174" style:parent-style-name="Policepardéfaut" style:family="text">
      <style:text-properties style:font-name="Courier New"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style:style>
    <style:style style:name="T177" style:parent-style-name="Policepardéfaut" style:family="text">
      <style:text-properties style:font-name="Courier New" style:font-name-complex="Courier New"/>
    </style:style>
    <style:style style:name="T178" style:parent-style-name="Policepardéfaut" style:family="text">
      <style:text-properties style:font-name="Arial" style:font-name-complex="Arial"/>
    </style:style>
    <style:style style:name="T179" style:parent-style-name="Policepardéfaut" style:family="text">
      <style:text-properties style:font-name="Courier New" style:font-name-complex="Courier New"/>
    </style:style>
    <style:style style:name="P180" style:parent-style-name="Normal" style:family="paragraph">
      <style:paragraph-properties fo:text-indent="0.4916in"/>
    </style:style>
    <style:style style:name="T181" style:parent-style-name="Policepardéfaut" style:family="text">
      <style:text-properties style:font-name="Arial" style:font-name-complex="Arial"/>
    </style:style>
    <style:style style:name="T182" style:parent-style-name="Policepardéfaut" style:family="text">
      <style:text-properties style:font-name="Courier New" style:font-name-complex="Courier New"/>
    </style:style>
    <style:style style:name="T183" style:parent-style-name="Policepardéfaut" style:family="text">
      <style:text-properties style:font-name="Courier New" style:font-name-complex="Courier New"/>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T187" style:parent-style-name="Policepardéfaut" style:family="text">
      <style:text-properties style:font-name="Courier New" style:font-name-complex="Courier New"/>
    </style:style>
    <style:style style:name="T188" style:parent-style-name="Policepardéfaut" style:family="text">
      <style:text-properties style:font-name="Arial" style:font-name-complex="Arial"/>
    </style:style>
    <style:style style:name="T189" style:parent-style-name="Policepardéfaut" style:family="text">
      <style:text-properties style:font-name="Courier New" style:font-name-complex="Courier New"/>
    </style:style>
    <style:style style:name="T190" style:parent-style-name="Policepardéfaut" style:family="text">
      <style:text-properties style:font-name="Courier New" style:font-name-complex="Courier New"/>
    </style:style>
    <style:style style:name="P191" style:parent-style-name="Normal" style:family="paragraph">
      <style:paragraph-properties fo:text-indent="0.4916in"/>
    </style:style>
    <style:style style:name="T192" style:parent-style-name="Policepardéfaut" style:family="text">
      <style:text-properties style:font-name="Arial" style:font-name-complex="Arial"/>
    </style:style>
    <style:style style:name="T193" style:parent-style-name="Policepardéfaut" style:family="text">
      <style:text-properties style:font-name="Courier New"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Courier New"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P199" style:parent-style-name="Normal" style:family="paragraph">
      <style:text-properties style:font-name="Courier New" style:font-name-complex="Arial"/>
    </style:style>
    <style:style style:name="P200" style:parent-style-name="Titre2" style:family="paragraph">
      <style:text-properties style:font-name="Arial" style:font-name-complex="Arial"/>
    </style:style>
    <style:style style:name="P201" style:parent-style-name="Normal" style:family="paragraph">
      <style:paragraph-properties fo:text-indent="0.4916in"/>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style:style>
    <style:style style:name="T206" style:parent-style-name="Policepardéfaut" style:family="text">
      <style:text-properties style:font-name="Courier New" style:font-name-complex="Courier New"/>
    </style:style>
    <style:style style:name="T207" style:parent-style-name="Policepardéfaut" style:family="text">
      <style:text-properties style:font-name="Arial" style:font-name-complex="Arial"/>
    </style:style>
    <style:style style:name="T208" style:parent-style-name="Policepardéfaut" style:family="text">
      <style:text-properties style:font-name="Courier New" style:font-name-complex="Courier New"/>
    </style:style>
    <style:style style:name="T209" style:parent-style-name="Policepardéfaut" style:family="text">
      <style:text-properties style:font-name="Courier New" style:font-name-complex="Courier New"/>
    </style:style>
    <style:style style:name="P210" style:parent-style-name="Normal" style:family="paragraph">
      <style:paragraph-properties fo:text-indent="0.4916in"/>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Courier New" style:font-name-complex="Courier New"/>
    </style:style>
    <style:style style:name="T214" style:parent-style-name="Policepardéfaut" style:family="text">
      <style:text-properties style:font-name="Arial" style:font-name-complex="Arial"/>
    </style:style>
    <style:style style:name="T215" style:parent-style-name="Policepardéfaut" style:family="text">
      <style:text-properties style:font-name="Courier New" style:font-name-complex="Courier New"/>
    </style:style>
    <style:style style:name="T216" style:parent-style-name="Policepardéfaut" style:family="text">
      <style:text-properties style:font-name="Arial" style:font-name-complex="Arial"/>
    </style:style>
    <style:style style:name="T217" style:parent-style-name="Policepardéfaut" style:family="text">
      <style:text-properties style:font-name="Courier New" style:font-name-complex="Courier New"/>
    </style:style>
    <style:style style:name="T218" style:parent-style-name="Policepardéfaut" style:family="text">
      <style:text-properties style:font-name="Arial" style:font-name-complex="Arial"/>
    </style:style>
    <style:style style:name="T219" style:parent-style-name="Policepardéfaut" style:family="text">
      <style:text-properties style:font-name="Courier New" style:font-name-complex="Courier New"/>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P222" style:parent-style-name="Normal" style:family="paragraph">
      <style:paragraph-properties fo:text-indent="0.4916in"/>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Courier New" style:font-name-complex="Courier New"/>
    </style:style>
    <style:style style:name="T226" style:parent-style-name="Policepardéfaut" style:family="text">
      <style:text-properties style:font-name="Arial" style:font-name-complex="Arial"/>
    </style:style>
    <style:style style:name="T227" style:parent-style-name="Policepardéfaut" style:family="text">
      <style:text-properties style:font-name="Courier New" style:font-name-complex="Courier New"/>
    </style:style>
    <style:style style:name="T228" style:parent-style-name="Policepardéfaut" style:family="text">
      <style:text-properties style:font-name="Courier New" style:font-name-complex="Courier New"/>
    </style:style>
    <style:style style:name="T229" style:parent-style-name="Policepardéfaut" style:family="text">
      <style:text-properties style:font-name="Courier New" style:font-name-complex="Courier New"/>
    </style:style>
    <style:style style:name="T230" style:parent-style-name="Policepardéfaut" style:family="text">
      <style:text-properties style:font-name="Courier New" style:font-name-complex="Courier New"/>
    </style:style>
    <style:style style:name="T231" style:parent-style-name="Policepardéfaut" style:family="text">
      <style:text-properties style:font-name="Arial" style:font-name-complex="Arial"/>
    </style:style>
    <style:style style:name="T232" style:parent-style-name="CodeHTML" style:family="text">
      <style:text-properties style:font-name-asian="Calibri"/>
    </style:style>
    <style:style style:name="T233" style:parent-style-name="CodeHTML" style:family="text">
      <style:text-properties style:font-name-asian="Calibri"/>
    </style:style>
    <style:style style:name="T234" style:parent-style-name="CodeHTML" style:family="text">
      <style:text-properties style:font-name-asian="Calibri"/>
    </style:style>
    <style:style style:name="T235" style:parent-style-name="CodeHTML" style:family="text">
      <style:text-properties style:font-name="Arial" style:font-name-asian="Calibri" style:font-name-complex="Arial" fo:font-size="11pt" style:font-size-asian="11pt" style:font-size-complex="11pt"/>
    </style:style>
    <style:style style:name="T236" style:parent-style-name="CodeHTML" style:family="text">
      <style:text-properties style:font-name="Arial" style:font-name-asian="Calibri" style:font-name-complex="Arial" fo:font-size="11pt" style:font-size-asian="11pt" style:font-size-complex="11pt"/>
    </style:style>
    <style:style style:name="T237" style:parent-style-name="CodeHTML" style:family="text">
      <style:text-properties style:font-name-asian="Calibri" fo:font-size="11pt" style:font-size-asian="11pt" style:font-size-complex="11pt"/>
    </style:style>
    <style:style style:name="T238" style:parent-style-name="CodeHTML" style:family="text">
      <style:text-properties style:font-name="Arial" style:font-name-asian="Calibri" style:font-name-complex="Arial" fo:font-size="11pt" style:font-size-asian="11pt" style:font-size-complex="11pt"/>
    </style:style>
    <style:style style:name="T239" style:parent-style-name="CodeHTML" style:family="text">
      <style:text-properties style:font-name="Arial" style:font-name-asian="Calibri" style:font-name-complex="Arial" fo:font-size="11pt" style:font-size-asian="11pt" style:font-size-complex="11pt"/>
    </style:style>
    <style:style style:name="T240" style:parent-style-name="CodeHTML" style:family="text">
      <style:text-properties style:font-name-asian="Calibri" fo:font-size="11pt" style:font-size-asian="11pt" style:font-size-complex="11pt"/>
    </style:style>
    <style:style style:name="T241" style:parent-style-name="CodeHTML" style:family="text">
      <style:text-properties style:font-name="Arial" style:font-name-asian="Calibri" style:font-name-complex="Arial" fo:font-size="11pt" style:font-size-asian="11pt" style:font-size-complex="11pt"/>
    </style:style>
    <style:style style:name="T242" style:parent-style-name="CodeHTML" style:family="text">
      <style:text-properties style:font-name-asian="Calibri" fo:font-size="11pt" style:font-size-asian="11pt" style:font-size-complex="11pt"/>
    </style:style>
    <style:style style:name="T243" style:parent-style-name="CodeHTML" style:family="text">
      <style:text-properties style:font-name="Arial" style:font-name-asian="Calibri" style:font-name-complex="Arial" fo:font-size="11pt" style:font-size-asian="11pt" style:font-size-complex="11pt"/>
    </style:style>
    <style:style style:name="T244" style:parent-style-name="CodeHTML" style:family="text">
      <style:text-properties style:font-name="Arial" style:font-name-asian="Calibri" style:font-name-complex="Arial" fo:font-size="11pt" style:font-size-asian="11pt" style:font-size-complex="11pt"/>
    </style:style>
    <style:style style:name="T245" style:parent-style-name="CodeHTML" style:family="text">
      <style:text-properties style:font-name="Arial" style:font-name-asian="Calibri" style:font-name-complex="Arial" fo:font-size="11pt" style:font-size-asian="11pt" style:font-size-complex="11pt"/>
    </style:style>
    <style:style style:name="T246" style:parent-style-name="CodeHTML" style:family="text">
      <style:text-properties style:font-name="Arial" style:font-name-asian="Calibri" style:font-name-complex="Arial" fo:font-size="11pt" style:font-size-asian="11pt" style:font-size-complex="11pt"/>
    </style:style>
    <style:style style:name="P247" style:parent-style-name="Normal" style:family="paragraph">
      <style:paragraph-properties fo:text-indent="0.4916in"/>
    </style:style>
    <style:style style:name="T248" style:parent-style-name="CodeHTML" style:family="text">
      <style:text-properties style:font-name="Arial" style:font-name-asian="Calibri" style:font-name-complex="Arial" fo:font-size="11pt" style:font-size-asian="11pt" style:font-size-complex="11pt"/>
    </style:style>
    <style:style style:name="P249" style:parent-style-name="Normal" style:family="paragraph"/>
    <style:style style:name="T250" style:parent-style-name="Policepardéfaut" style:family="text">
      <style:text-properties style:font-name="Arial" style:font-name-complex="Arial"/>
    </style:style>
    <style:style style:name="T251" style:parent-style-name="Policepardéfaut" style:family="text">
      <style:text-properties style:font-name="Courier New" style:font-name-complex="Courier New"/>
    </style:style>
    <style:style style:name="P252" style:parent-style-name="Normal" style:family="paragraph"/>
    <style:style style:name="T253" style:parent-style-name="Policepardéfaut" style:family="text">
      <style:text-properties style:font-name="Arial" style:font-name-complex="Arial"/>
    </style:style>
    <style:style style:name="T254" style:parent-style-name="Policepardéfaut" style:family="text">
      <style:text-properties style:font-name="Courier New" style:font-name-complex="Courier New"/>
    </style:style>
    <style:style style:name="T255" style:parent-style-name="Policepardéfaut" style:family="text">
      <style:text-properties style:font-name="Courier New" style:font-name-complex="Courier New" fo:font-weight="bold" style:font-weight-asian="bold"/>
    </style:style>
    <style:style style:name="P256" style:parent-style-name="Normal" style:family="paragraph"/>
    <style:style style:name="T257" style:parent-style-name="Policepardéfaut" style:family="text">
      <style:text-properties style:font-name="Arial" style:font-name-complex="Arial"/>
    </style:style>
    <style:style style:name="T258" style:parent-style-name="Policepardéfaut" style:family="text">
      <style:text-properties style:font-name="Courier New" style:font-name-complex="Courier New"/>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Courier New" style:font-name-complex="Courier New"/>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Courier New" style:font-name-complex="Courier New"/>
    </style:style>
    <style:style style:name="T265" style:parent-style-name="Policepardéfaut" style:family="text">
      <style:text-properties style:font-name="Courier New" style:font-name-complex="Courier New"/>
    </style:style>
    <style:style style:name="T266" style:parent-style-name="Policepardéfaut" style:family="text">
      <style:text-properties style:font-name="Courier New" style:font-name-complex="Courier New"/>
    </style:style>
    <style:style style:name="T267" style:parent-style-name="Policepardéfaut" style:family="text">
      <style:text-properties style:font-name="Courier New" style:font-name-complex="Courier New"/>
    </style:style>
    <style:style style:name="T268" style:parent-style-name="Policepardéfaut" style:family="text">
      <style:text-properties style:font-name="Courier New" style:font-name-complex="Courier New"/>
    </style:style>
    <style:style style:name="T269" style:parent-style-name="Policepardéfaut" style:family="text">
      <style:text-properties style:font-name="Courier New" style:font-name-complex="Courier New"/>
    </style:style>
    <style:style style:name="P270" style:parent-style-name="Normal" style:family="paragraph">
      <style:paragraph-properties fo:text-indent="0.4916in"/>
      <style:text-properties style:font-name="Arial" style:font-name-complex="Arial"/>
    </style:style>
  </office:automatic-styles>
  <office:body>
    <office:text text:use-soft-page-breaks="true">
      <text:p text:style-name="P1">Création d’un master EyesOfNetwork</text:p>
      <text:h text:style-name="P2" text:outline-level="1">Installation de la solution</text:h>
      <text:p text:style-name="Normal"/>
      <text:p text:style-name="P3">Pour la création d’une image maître d’EyesOfNetwork, nous allons définir une configuration générique que nous pourrons ensuite déployer chez les<text:s/>différents clients.</text:p>
      <text:p text:style-name="P4">Une fois que l’on a démarré sur l’ISO, on choisit l’option «Install or upgrade an existing system » ce qui va lancer la procédure d’installation. Le programme d’installation va ensuite demander à vérifier l’ISO. Il est recommandé d’accepter afin d’éviter les erreurs pendant l’installation. Une fois la vérification faite, on peut commencer l’installation.</text:p>
      <text:p text:style-name="P5">Le programme d’installation texte lance donc une interface graphique, on clique sur <text:s/>«Next».</text:p>
      <text:p text:style-name="P6">On choisit ensuite la langue «français» et<text:s/>«français (latin9)» comme disposition de clavier (clavier français standard avec le symbole €).</text:p>
      <text:p text:style-name="P7">L’installation de faisant sur des périphériques locaux, on sélectionne ensuite l’option « Périphériques de stockage basiques».</text:p>
      <text:p text:style-name="P8">On donne ensuite à la machine le<text:s/>nom d’hôte générique «eon». On modifiera l’adresse FQDN (Fully Qualified Domain Name) de la machine après l’installation. Sur cet écran, il est aussi possible de modifier la configuration réseau. Nous allons laisser le DHCP attribuer automatiquement une adresse à la machine pour éviter les conflits sur le réseau. Nous changerons cette adresse au moment du déploiement (.250 en général).</text:p>
      <text:p text:style-name="P9">Il faut ensuite choisir le fuseau horaire, ici «Europe/Paris».</text:p>
      <text:p text:style-name="P10"><text:span text:style-name="T11">Nous devons ensuite définir le mot de passe pour l’utilisat</text:span><text:span text:style-name="T12">eur «</text:span><text:span text:style-name="T13">root</text:span><text:span text:style-name="T14">» (administrateur). C’est avec ce compte que se feront les tâches d’administration sur le serveur.</text:span></text:p>
      <text:p text:style-name="P15">Pour le partitionnement, on choisit l’option «Créer un partitionnement personnalisé» pour pouvoir définir l’espace disque alloué à EyesOfNetwork.</text:p>
      <text:p text:style-name="P16"><text:span text:style-name="T17">No</text:span><text:span text:style-name="T18">us allons créer la partition<text:s/></text:span><text:span text:style-name="T19">/boot</text:span><text:span text:style-name="T20"><text:s/>(partition d’amorçage). Pour le reste, nous allons utiliser des volumes logiques, beaucoup plus souples et évolutifs.</text:span></text:p>
      <text:p text:style-name="P21"><text:span text:style-name="T22">On choisit donc créer, puis partition standard. Dans le champ<text:s/></text:span><text:span text:style-name="T23">«point de montage», on définit<text:s/></text:span><text:span text:style-name="T24">/boot</text:span><text:span text:style-name="T25"><text:s/>de 500 Mo avec<text:s/></text:span><text:span text:style-name="T26">ext4</text:span><text:span text:style-name="T27"><text:s/>comme système de fichiers</text:span><text:span text:style-name="T28">.</text:span></text:p>
      <text:p text:style-name="P29">On crée ensuite un<text:s/>PV<text:s/>pour LVM<text:s/>(volume physique)<text:s/>d’une taille de<text:s/>55300 Mo.<text:s/></text:p>
      <text:p text:style-name="P30">Dans ce volume physique, on va créer un VG (groupe de volumes) ou seront répartis les LV (volumes logiques). On clique donc sur «créer» puis «Groupe de volumes LVM». Dans la même fenêtre, on clique ensuite sur «ajouter».</text:p>
      <text:p text:style-name="P31"><text:span text:style-name="T32">Pour le premier LV, nous définissons / (racine) comme point de montage</text:span><text:span text:style-name="T33">, ext4 comme système de fichiers journalisés,<text:s/></text:span><text:span text:style-name="T34">lv_root</text:span><text:span text:style-name="T35"><text:s/>comme nom et nous lui attribuons une taille de 51200 Mo.</text:span></text:p>
      <text:p text:style-name="P36"><text:span text:style-name="T37">Pour le second LV, nous définissons SWAP comme système <text:s/>de fichiers</text:span><text:span text:style-name="T38">, dans le champ «nom»</text:span><text:span text:style-name="T39"><text:s/>on remplit avec<text:s/></text:span><text:span text:style-name="T40">lv_swap</text:span><text:span text:style-name="T41"> </text:span><text:span text:style-name="T42">avec<text:s/></text:span><text:span text:style-name="T43">une taille<text:s/></text:span><text:span text:style-name="T44">de 4096 Mo.</text:span></text:p>
      <text:soft-page-break/>
      <text:p text:style-name="P45">On peut ensuite valider la configuration de l’espace de stockage sur le disque en validant avec le bouton «Écrire les modifications sur le disque».</text:p>
      <text:p text:style-name="P46">Sur l’écran suivant, l’assistant d’installation propose une personnalisation des<text:s/>dépôts<text:s/>et des paquets à installer. Nous allons donc cocher la case «Personnaliser maintenant» afin de sélectionner les paquets qui nous intéressent.</text:p>
      <text:p text:style-name="Normal"><text:span text:style-name="T47">Dans la partie<text:s/></text:span><text:span text:style-name="T48">EyesOfNetwork Supervision</text:span><text:span text:style-name="T49">, on sélectionne «Base» et «Options».</text:span></text:p>
      <text:p text:style-name="P50">Les paquets présents dans «Options» sont les suivants :</text:p>
      <text:p text:style-name="P51"><text:span text:style-name="T52"><text:tab/>-<text:s/></text:span><text:span text:style-name="T53">cntlm</text:span><text:span text:style-name="T54"> </text:span><text:span text:style-name="T55">:</text:span><text:span text:style-name="T56"><text:s/></text:span><text:span text:style-name="T57">proxy d’authentification HTTP(S)</text:span></text:p>
      <text:p text:style-name="P58"><text:span text:style-name="T59"><text:tab/>-<text:s/></text:span><text:span text:style-name="T60">ndo2fs</text:span><text:span text:style-name="T61"> : Écrit les données de<text:s/></text:span><text:span text:style-name="T62">ndomod</text:span><text:span text:style-name="T63"><text:s/>dans des fichiers plats</text:span></text:p>
      <text:p text:style-name="P64"><text:span text:style-name="T65"><text:tab/>-<text:s/></text:span><text:span text:style-name="T66">ndoutils</text:span><text:span text:style-name="T67"> :<text:s/></text:span><text:span text:style-name="T68">Addon pour<text:s/></text:span><text:span text:style-name="T69">Nagios</text:span><text:span text:style-name="T70">. Compte 4 éléments (</text:span><text:span text:style-name="T71">ndomod, file2sock, log2ndo, ndo2db</text:span><text:span text:style-name="T72">)</text:span></text:p>
      <text:p text:style-name="P73"><text:span text:style-name="T74"><text:tab/>-<text:s/></text:span><text:span text:style-name="T75">nsca</text:span><text:span text:style-name="T76"> :</text:span><text:span text:style-name="T77"><text:s/>Addon pour l’envoi de commandes externes à<text:s/></text:span><text:span text:style-name="T78">Nagios</text:span></text:p>
      <text:p text:style-name="P79"><text:span text:style-name="T80"><text:tab/>-<text:s/></text:span><text:span text:style-name="T81">nsca-send</text:span><text:span text:style-name="T82"> :<text:s/></text:span><text:span text:style-name="T83">module de<text:s/></text:span><text:span text:style-name="T84">nsca</text:span></text:p>
      <text:p text:style-name="P85"><text:span text:style-name="T86"><text:tab/>-<text:s/></text:span><text:span text:style-name="T87">ntop</text:span><text:span text:style-name="T88"> :<text:s/></text:span><text:span text:style-name="T89">Outil de supervision du trafic réseau</text:span></text:p>
      <text:p text:style-name="P90"/>
      <text:p text:style-name="P91"><text:span text:style-name="T92">Dans la partie<text:s/></text:span><text:span text:style-name="T93">EyesOfNetwork</text:span><text:span text:style-name="T94"><text:s/>Production</text:span><text:span text:style-name="T95">, on sélectionne «Gestion des incidents» et «Inventaire» pour installer les logiciels<text:s/></text:span><text:span text:style-name="T96">GLPI</text:span><text:span text:style-name="T97"><text:s/>et<text:s/></text:span><text:span text:style-name="T98">OCS-NG</text:span><text:span text:style-name="T99">.</text:span></text:p>
      <text:p text:style-name="P100">Nous pouvons ensuite cliquer sur suivant et lancer l’installation des composants sur la machine. Une fois l’installation terminée, on peut redémarrer la machine.</text:p>
      <text:h text:style-name="P101" text:outline-level="1">Configuration du système</text:h>
      <text:h text:style-name="P102" text:outline-level="2">Modification de la configuration réseau</text:h>
      <text:p text:style-name="Normal"><text:span text:style-name="T103"><text:tab/>Pour modifier les fichiers de configuration de la machine,<text:s/></text:span><text:span text:style-name="T104">il faut se connecter avec l’utilisateur<text:s/></text:span><text:span text:style-name="T105">root</text:span><text:span text:style-name="T106">. On peut aussi effectuer ces modifications avec un accès<text:s/></text:span><text:span text:style-name="T107">SSH</text:span><text:span text:style-name="T108">.</text:span></text:p>
      <text:p text:style-name="Normal"><text:span text:style-name="T109"><text:tab/>Pour modifier l’adresse IP de la machine, il faut éditer le fichier de configuration de l’interface désirée (ici<text:s/></text:span><text:span text:style-name="T110">eth0</text:span><text:span text:style-name="T111">) avec la commande<text:s/></text:span><text:span text:style-name="T112">vim /etc/sysconfig/network-scripts/ifcfg-eth0</text:span><text:span text:style-name="T113"><text:s/>(on peut aussi utiliser la commande<text:s/></text:span><text:span text:style-name="T114">nano</text:span><text:span text:style-name="T115">, moins compliquée que<text:s/></text:span><text:span text:style-name="T116">vim</text:span><text:span text:style-name="T117">)</text:span><text:span text:style-name="T118"><text:s/>ou<text:s/></text:span><text:span text:style-name="T119">IPADDR</text:span><text:span text:style-name="T120"><text:s/>est l’adresse IP de la machine,<text:s/></text:span><text:span text:style-name="T121">NETMASK</text:span><text:span text:style-name="T122"><text:s/>son masque réseau et<text:s/></text:span><text:span text:style-name="T123">GATEWAY</text:span><text:span text:style-name="T124"><text:s/>l’adresse de la passerelle.</text:span></text:p>
      <text:p text:style-name="Normal"><text:span text:style-name="T125"><text:tab/></text:span><text:span text:style-name="T126">DEVICE=eth0</text:span></text:p>
      <text:p text:style-name="P127">TYPE=Ethernet</text:p>
      <text:p text:style-name="P128">ONBOOT=yes</text:p>
      <text:p text:style-name="P129">NM_CONTROLLED=yes</text:p>
      <text:p text:style-name="P130">BOOTPROTO=none</text:p>
      <text:p text:style-name="P131">IPADDR=X.X.X.X</text:p>
      <text:p text:style-name="P132">NETMASK=X.X.X.X</text:p>
      <text:p text:style-name="P133">GATEWAY=X.X.X.X</text:p>
      <text:p text:style-name="P134"/>
      <text:p text:style-name="Normal"><text:span text:style-name="T135">On modifie ensuite le fichier du service réseau avec<text:s/></text:span><text:span text:style-name="T136">vim /etc/sysconfig/network</text:span></text:p>
      <text:p text:style-name="P137">NETWORKING=yes</text:p>
      <text:p text:style-name="P138">NETWORKING_IPV6=no</text:p>
      <text:p text:style-name="P139">HOSTNAME=eon.domaineFQDN</text:p>
      <text:p text:style-name="P140">GATEWAY=X.X.X.X</text:p>
      <text:p text:style-name="P141"/>
      <text:p text:style-name="Normal"><text:span text:style-name="T142">On édite ensuite le fichier de configuration DNS avec la commande</text:span><text:span text:style-name="T143"><text:s/>vim /etc/resolv.conf</text:span><text:span text:style-name="T144"><text:s/>où «nameserver» est l’adresse du serveur DNS</text:span></text:p>
      <text:p text:style-name="P145"><text:tab/>search adresseFQDN</text:p>
      <text:p text:style-name="P146"><text:tab/>nameserver X.X.X.X</text:p>
      <text:p text:style-name="P147"/>
      <text:p text:style-name="Normal"><text:span text:style-name="T148">On peut ensuite redémarrer le service réseau avec<text:s/></text:span><text:span text:style-name="T149">service networking restart<text:s/></text:span><text:span text:style-name="T150">ou</text:span><text:span text:style-name="T151"><text:s/>/etc/init.d/networking restart</text:span></text:p>
      <text:p text:style-name="P152"/>
      <text:h text:style-name="P153" text:outline-level="2">Configuration du service SSH</text:h>
      <text:p text:style-name="P154">Il est recommandé de désactiver l’accès SSH pour l’utilisateur root. Il faudra donc se connecter avec un utilisateur aux droits restreints et ensuite accéder au compte root pour les tâches d’administration.</text:p>
      <text:p text:style-name="Normal"><text:span text:style-name="T155"><text:tab/>Pour désactiver l’accès<text:s/></text:span><text:span text:style-name="T156">root</text:span><text:span text:style-name="T157"><text:s/>en<text:s/></text:span><text:span text:style-name="T158">SSH</text:span><text:span text:style-name="T159">, il faut éditer le fichier<text:s/></text:span><text:span text:style-name="T160">/etc/ssh/sshd_config</text:span><text:span text:style-name="T161"><text:s/>et modifier la ligne<text:s/></text:span><text:span text:style-name="T162">#PermitRootLogin yes</text:span><text:span text:style-name="T163"><text:s/>par<text:s/></text:span><text:span text:style-name="T164">PermitRootLogin no</text:span><text:span text:style-name="T165"><text:s/>(il faut enlever le<text:s/></text:span><text:span text:style-name="T166">#</text:span><text:span text:style-name="T167"><text:s/>au début de la ligne, cela permet au démon<text:s/></text:span><text:span text:style-name="T168">sshd</text:span><text:span text:style-name="T169"><text:s/>de prendre en compte le paramètre au prochain rechargement des fichiers).</text:span></text:p>
      <text:p text:style-name="Normal"><text:span text:style-name="T170"><text:tab/>On peut ensuite créer un utilisateur avec des droits restreints avec la commande<text:s/></text:span><text:span text:style-name="T171">useradd maintenance –g wheel</text:span><text:span text:style-name="T172">.</text:span><text:span text:style-name="T173"><text:s/>On définit un mot de passe pour cet utilisateur avec<text:s/></text:span><text:span text:style-name="T174">passwd maintenance</text:span><text:span text:style-name="T175">. Il faut définir le mot de passe et le confirmer.</text:span></text:p>
      <text:p text:style-name="Normal"><text:span text:style-name="T176"><text:tab/>On redémarre ensuite le service sshd avec la commande<text:s/></text:span><text:span text:style-name="T177">service sshd restart</text:span><text:span text:style-name="T178"><text:s/>ou<text:s/></text:span><text:span text:style-name="T179">/etc/init.d/sshd restart</text:span></text:p>
      <text:p text:style-name="P180"><text:span text:style-name="T181">Pour vérifier que la configuration de ssh s’est bien passée, on se connecte avec le nouvel utilisateur avec<text:s/></text:span><text:span text:style-name="T182">ssh<text:s/></text:span><text:span text:style-name="T183">maintenance@X.X.X.X</text:span><text:span text:style-name="T184">.<text:s/></text:span><text:span text:style-name="T185">Le prompt doit normalemen</text:span><text:span text:style-name="T186">t afficher<text:s/></text:span><text:span text:style-name="T187">$</text:span><text:span text:style-name="T188"><text:s/>et non plus<text:s/></text:span><text:span text:style-name="T189">#</text:span><text:span text:style-name="T190">.</text:span></text:p>
      <text:p text:style-name="P191"><text:span text:style-name="T192">Pour passer à l’utilisateur<text:s/></text:span><text:span text:style-name="T193">root</text:span><text:span text:style-name="T194">, <text:s/>on utilise<text:s/></text:span><text:span text:style-name="T195">su –<text:s/></text:span><text:span text:style-name="T196">(le – permet de charger les variables d’environnement</text:span><text:span text:style-name="T197"><text:s/>et les préférences de l’utilisateur</text:span><text:span text:style-name="T198">)</text:span></text:p>
      <text:p text:style-name="P199"/>
      <text:h text:style-name="P200" text:outline-level="2">Restauration de la configuration</text:h>
      <text:p text:style-name="P201"><text:span text:style-name="T202">La distribution EyesO</text:span><text:span text:style-name="T203">fNetwork fournit par défaut l’</text:span><text:span text:style-name="T204">utilitaire</text:span><text:span text:style-name="T205"><text:s/></text:span><text:span text:style-name="T206">backup-manager</text:span><text:span text:style-name="T207"><text:s/>qui permet de sauvegarder la configuration de la machine. Par défaut, ces sauvegarde sont placées dans le répertoire<text:s/></text:span><text:span text:style-name="T208">/var/archives/</text:span><text:span text:style-name="T209">.</text:span></text:p>
      <text:soft-page-break/>
      <text:p text:style-name="P210"><text:span text:style-name="T211">La restauration de ces configurations se fait de manière simple : pour les fichiers de la base de données, il suffit d’un pipe (tube, redirection)</text:span><text:span text:style-name="T212"><text:s/>et pour les sauvegardes des répertoires<text:s/></text:span><text:span text:style-name="T213">/etc</text:span><text:span text:style-name="T214">,<text:s/></text:span><text:span text:style-name="T215">/home</text:span><text:span text:style-name="T216"><text:s/>et<text:s/></text:span><text:span text:style-name="T217">/srv</text:span><text:span text:style-name="T218"><text:s/>il suffit d’un simple<text:s/></text:span><text:span text:style-name="T219">tar</text:span><text:span text:style-name="T220"><text:s/>(copie)</text:span><text:span text:style-name="T221">.</text:span></text:p>
      <text:p text:style-name="P222"><text:span text:style-name="T223">La procédure de restauration est donc la suivante : Pour les fichiers de la base de données</text:span><text:span text:style-name="T224">, on se rend dans le dossier contenant les sauvegardes avec la commande<text:s/></text:span><text:span text:style-name="T225">cd /var/archives</text:span><text:span text:style-name="T226">. On peut ensuite lister l’ensemble des fichiers présents dans le répertoire avec la commande<text:s/></text:span><text:span text:style-name="T227">ls<text:s/></text:span><text:span text:style-name="T228">–</text:span><text:span text:style-name="T229">al</text:span><text:span text:style-name="T230">.<text:s/></text:span><text:span text:style-name="T231">On peut ensuite restaurer un à un les fichiers sauvegardés avec la commande<text:s/></text:span><text:span text:style-name="T232">mysql -uroot -proot66 -hlocalhost -P3306<text:s/></text:span><text:span text:style-name="T233">$table</text:span><text:span text:style-name="T234"><text:s/>&lt; $host.imag.fr-cacti.$date.sql<text:s/></text:span><text:span text:style-name="T235">où</text:span><text:span text:style-name="T236"><text:s/></text:span><text:span text:style-name="T237">$table</text:span><text:span text:style-name="T238"><text:s/>est le nom de la table à restaurer (cacti, eonweb, glpi..),</text:span><text:span text:style-name="T239"><text:s/></text:span><text:span text:style-name="T240">$host</text:span><text:span text:style-name="T241"><text:s/>est le hostname de la machine et<text:s/></text:span><text:span text:style-name="T242">$date</text:span><text:span text:style-name="T243"><text:s/>la date de sauvegarde du fichier au format<text:s/></text:span><text:span text:style-name="T244">AAAAMMJJ</text:span><text:span text:style-name="T245">.<text:s/></text:span><text:span text:style-name="T246">On répète l’action avec chacun des fichiers à restaurer.</text:span></text:p>
      <text:p text:style-name="P247"><text:span text:style-name="T248">Selon le format de compression utilisé par backup-manager, on lancera une des commandes suivantes pour la restauration</text:span></text:p>
      <text:list text:style-name="LFO1" text:continue-numbering="true">
        <text:list-item>
          <text:p text:style-name="P249"><text:span text:style-name="T250">tar :</text:span><text:span text:style-name="T251"><text:s/>tar -xvcf fichier.tar -C chemin_de_décompactage</text:span></text:p>
        </text:list-item>
        <text:list-item>
          <text:p text:style-name="P252"><text:span text:style-name="T253">tar.gz :</text:span><text:span text:style-name="T254"><text:s/></text:span><text:span text:style-name="T255">tar -xvzf fichier.tar -C chemin_de_décompactage</text:span></text:p>
        </text:list-item>
        <text:list-item>
          <text:p text:style-name="P256"><text:span text:style-name="T257">tar.bz2 :</text:span><text:span text:style-name="T258"><text:s/>tar -xvjf fichier.tar -C chemin_de_décompactage</text:span></text:p>
        </text:list-item>
      </text:list>
      <text:p text:style-name="Normal"><text:span text:style-name="T259">Par exemple</text:span><text:span text:style-name="T260">, pour restaurer le répertoire<text:s/></text:span><text:span text:style-name="T261">/etc</text:span><text:span text:style-name="T262">, on utilisera</text:span><text:span text:style-name="T263"> </text:span><text:span text:style-name="T264">tar -xvzf<text:s/></text:span><text:span text:style-name="T265">$host-</text:span><text:span text:style-name="T266">etc.</text:span><text:span text:style-name="T267">$date</text:span><text:span text:style-name="T268">.master.tar.gz -C<text:s/></text:span><text:span text:style-name="T269">/</text:span></text:p>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in Bouajila</meta:initial-creator>
    <dc:creator>Romain Bouajila</dc:creator>
    <meta:creation-date>2014-04-07T07:10:00Z</meta:creation-date>
    <dc:date>2014-04-07T15:41:00Z</dc:date>
    <meta:template xlink:href="Normal.dotm" xlink:type="simple"/>
    <meta:editing-cycles>28</meta:editing-cycles>
    <meta:editing-duration>PT30420S</meta:editing-duration>
    <meta:document-statistic meta:page-count="4" meta:paragraph-count="15" meta:word-count="1184" meta:character-count="7687" meta:row-count="54" meta:non-whitespace-character-count="6518"/>
  </office:meta>
</office:document-meta>
</file>